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ndard Symbols L" svg:font-family="'Standard Symbols L'" style:font-pitch="variable" style:font-charset="x-symbol"/>
    <style:font-face style:name="Helvetica" svg:font-family="Helvetica"/>
    <style:font-face style:name="StarSymbol" svg:font-family="StarSymbol"/>
    <style:font-face style:name="Times" svg:font-family="Times"/>
    <style:font-face style:name="Courier 10 Pitch" svg:font-family="'Courier 10 Pitch'" style:font-adornments="Regular" style:font-pitch="fixed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ndale Sans" svg:font-family="'Andale Sans'" style:font-family-generic="swiss" style:font-pitch="variable"/>
    <style:font-face style:name="Bitstream Vera Sans" svg:font-family="'Bitstream Vera Sans'" style:font-family-generic="swiss" style:font-pitch="variable"/>
    <style:font-face style:name="Nimbus Sans L1" svg:font-family="'Nimbus Sans L'" style:font-family-generic="swiss" style:font-pitch="variable"/>
    <style:font-face style:name="Nimbus Sans L" svg:font-family="'Nimbus Sans L'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a7" style:family="table">
      <style:table-properties style:width="12.499cm" table:align="left" style:shadow="#808080 0.18cm 0.18cm"/>
    </style:style>
    <style:style style:name="Tabella7.A" style:family="table-column">
      <style:table-column-properties style:column-width="12.499cm"/>
    </style:style>
    <style:style style:name="Tabella7.A1" style:family="table-cell">
      <style:table-cell-properties fo:background-color="#ccffff" fo:padding="0.097cm" fo:border="0.05pt solid #000000">
        <style:background-image/>
      </style:table-cell-properties>
    </style:style>
    <style:style style:name="Tabella1" style:family="table">
      <style:table-properties style:width="10.414cm" fo:margin-left="0.023cm" fo:margin-right="0.445cm" table:align="margins"/>
    </style:style>
    <style:style style:name="Tabella1.A" style:family="table-column">
      <style:table-column-properties style:column-width="2.891cm" style:rel-column-width="18191*"/>
    </style:style>
    <style:style style:name="Tabella1.B" style:family="table-column">
      <style:table-column-properties style:column-width="1.24cm" style:rel-column-width="7807*"/>
    </style:style>
    <style:style style:name="Tabella1.C" style:family="table-column">
      <style:table-column-properties style:column-width="1.697cm" style:rel-column-width="10683*"/>
    </style:style>
    <style:style style:name="Tabella1.D" style:family="table-column">
      <style:table-column-properties style:column-width="1.353cm" style:rel-column-width="8518*"/>
    </style:style>
    <style:style style:name="Tabella1.E" style:family="table-column">
      <style:table-column-properties style:column-width="1.766cm" style:rel-column-width="11116*"/>
    </style:style>
    <style:style style:name="Tabella1.F" style:family="table-column">
      <style:table-column-properties style:column-width="1.466cm" style:rel-column-width="9220*"/>
    </style:style>
    <style:style style:name="Tabella1.1" style:family="table-row">
      <style:table-row-properties style:min-row-height="1.166cm"/>
    </style:style>
    <style:style style:name="Tabella1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none" fo:border-top="none" fo:border-bottom="0.05pt solid #000000"/>
    </style:style>
    <style:style style:name="Tabel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5.893cm" fo:break-before="column" table:align="left"/>
    </style:style>
    <style:style style:name="Tabella2.A" style:family="table-column">
      <style:table-column-properties style:column-width="2.228cm"/>
    </style:style>
    <style:style style:name="Tabella2.B" style:family="table-column">
      <style:table-column-properties style:column-width="3.665cm"/>
    </style:style>
    <style:style style:name="Tabella2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e6e6ff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.776cm" fo:margin-left="0cm" fo:margin-right="0.005cm" table:align="margins" style:shadow="#808080 0.18cm 0.18cm" fo:keep-with-next="always"/>
    </style:style>
    <style:style style:name="Tabella3.A" style:family="table-column">
      <style:table-column-properties style:column-width="1.947cm" style:rel-column-width="7177*"/>
    </style:style>
    <style:style style:name="Tabella3.B" style:family="table-column">
      <style:table-column-properties style:column-width="1.337cm" style:rel-column-width="4931*"/>
    </style:style>
    <style:style style:name="Tabella3.C" style:family="table-column">
      <style:table-column-properties style:column-width="1.425cm" style:rel-column-width="5253*"/>
    </style:style>
    <style:style style:name="Tabella3.D" style:family="table-column">
      <style:table-column-properties style:column-width="1.251cm" style:rel-column-width="4609*"/>
    </style:style>
    <style:style style:name="Tabella3.E" style:family="table-column">
      <style:table-column-properties style:column-width="1.542cm" style:rel-column-width="5684*"/>
    </style:style>
    <style:style style:name="Tabella3.F" style:family="table-column">
      <style:table-column-properties style:column-width="1.713cm" style:rel-column-width="6315*"/>
    </style:style>
    <style:style style:name="Tabella3.G" style:family="table-column">
      <style:table-column-properties style:column-width="1.919cm" style:rel-column-width="7074*"/>
    </style:style>
    <style:style style:name="Tabella3.H" style:family="table-column">
      <style:table-column-properties style:column-width="4.355cm" style:rel-column-width="16055*"/>
    </style:style>
    <style:style style:name="Tabella3.I" style:family="table-column">
      <style:table-column-properties style:column-width="2.288cm" style:rel-column-width="8437*"/>
    </style:style>
    <style:style style:name="Tabella3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I1" style:family="table-cell">
      <style:table-cell-properties fo:background-color="#94bd5e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none" fo:border-top="none" fo:border-bottom="0.05pt solid #000000"/>
    </style:style>
    <style:style style:name="Tabella3.D3" style:family="table-cell">
      <style:table-cell-properties fo:padding="0.097cm" fo:border-left="0.05pt solid #000000" fo:border-right="none" fo:border-top="none" fo:border-bottom="0.05pt solid #000000"/>
    </style:style>
    <style:style style:name="Tabella3.E3" style:family="table-cell">
      <style:table-cell-properties fo:padding="0.097cm" fo:border-left="0.05pt solid #000000" fo:border-right="none" fo:border-top="none" fo:border-bottom="0.05pt solid #000000"/>
    </style:style>
    <style:style style:name="Tabella3.F3" style:family="table-cell">
      <style:table-cell-properties fo:padding="0.097cm" fo:border-left="0.05pt solid #000000" fo:border-right="none" fo:border-top="none" fo:border-bottom="0.05pt solid #000000"/>
    </style:style>
    <style:style style:name="Tabella3.G3" style:family="table-cell">
      <style:table-cell-properties fo:padding="0.097cm" fo:border-left="0.05pt solid #000000" fo:border-right="none" fo:border-top="none" fo:border-bottom="0.05pt solid #000000"/>
    </style:style>
    <style:style style:name="Tabella3.H3" style:family="table-cell">
      <style:table-cell-properties fo:padding="0.097cm" fo:border-left="0.05pt solid #000000" fo:border-right="none" fo:border-top="none" fo:border-bottom="0.05pt solid #000000"/>
    </style:style>
    <style:style style:name="Tabella3.I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style:border-line-width-bottom="0.039cm 0.039cm 0.039cm" fo:padding="0.097cm" fo:border-left="0.05pt solid #000000" fo:border-right="0.05pt solid #000000" fo:border-top="none" fo:border-bottom="1.1pt double #000000"/>
    </style:style>
    <style:style style:name="Tabella4" style:family="table">
      <style:table-properties style:width="7.502cm" fo:margin-left="0cm" fo:margin-right="10.28cm" table:align="margins" style:shadow="#808080 0.18cm 0.18cm" style:may-break-between-rows="false"/>
    </style:style>
    <style:style style:name="Tabella4.A" style:family="table-column">
      <style:table-column-properties style:column-width="1.946cm" style:rel-column-width="16998*"/>
    </style:style>
    <style:style style:name="Tabella4.B" style:family="table-column">
      <style:table-column-properties style:column-width="1.339cm" style:rel-column-width="11699*"/>
    </style:style>
    <style:style style:name="Tabella4.C" style:family="table-column">
      <style:table-column-properties style:column-width="1.422cm" style:rel-column-width="12424*"/>
    </style:style>
    <style:style style:name="Tabella4.D" style:family="table-column">
      <style:table-column-properties style:column-width="1.251cm" style:rel-column-width="10930*"/>
    </style:style>
    <style:style style:name="Tabella4.E" style:family="table-column">
      <style:table-column-properties style:column-width="1.543cm" style:rel-column-width="13484*"/>
    </style:style>
    <style:style style:name="Tabella4.1" style:family="table-row">
      <style:table-row-properties fo:keep-together="always"/>
    </style:style>
    <style:style style:name="Tabella4.A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6.388cm" fo:margin-left="0.021cm" fo:margin-right="1.372cm" table:align="margins" style:shadow="#808080 0.18cm 0.18cm" fo:keep-with-next="always" style:may-break-between-rows="false"/>
    </style:style>
    <style:style style:name="Tabella5.A" style:family="table-column">
      <style:table-column-properties style:column-width="2.94cm" style:rel-column-width="11755*"/>
    </style:style>
    <style:style style:name="Tabella5.B" style:family="table-column">
      <style:table-column-properties style:column-width="2.667cm" style:rel-column-width="10666*"/>
    </style:style>
    <style:style style:name="Tabella5.C" style:family="table-column">
      <style:table-column-properties style:column-width="2.531cm" style:rel-column-width="10122*"/>
    </style:style>
    <style:style style:name="Tabella5.D" style:family="table-column">
      <style:table-column-properties style:column-width="2.261cm" style:rel-column-width="9040*"/>
    </style:style>
    <style:style style:name="Tabella5.E" style:family="table-column">
      <style:table-column-properties style:column-width="2.722cm" style:rel-column-width="10882*"/>
    </style:style>
    <style:style style:name="Tabella5.F" style:family="table-column">
      <style:table-column-properties style:column-width="3.268cm" style:rel-column-width="13070*"/>
    </style:style>
    <style:style style:name="Tabella5.1" style:family="table-row">
      <style:table-row-properties fo:keep-together="always"/>
    </style:style>
    <style:style style:name="Tabella5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F1" style:family="table-cell">
      <style:table-cell-properties fo:background-color="#ffcc99" fo:padding="0.097cm" fo:border="0.05pt solid #000000">
        <style:background-image/>
      </style:table-cell-properties>
    </style:style>
    <style:style style:name="Tabella5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5.C3" style:family="table-cell">
      <style:table-cell-properties fo:padding="0.097cm" fo:border-left="0.05pt solid #000000" fo:border-right="none" fo:border-top="none" fo:border-bottom="0.05pt solid #000000"/>
    </style:style>
    <style:style style:name="Tabella5.D3" style:family="table-cell">
      <style:table-cell-properties fo:padding="0.097cm" fo:border-left="0.05pt solid #000000" fo:border-right="none" fo:border-top="none" fo:border-bottom="0.05pt solid #000000"/>
    </style:style>
    <style:style style:name="Tabella5.E3" style:family="table-cell">
      <style:table-cell-properties fo:padding="0.097cm" fo:border-left="0.05pt solid #000000" fo:border-right="none" fo:border-top="none" fo:border-bottom="0.05pt solid #000000"/>
    </style:style>
    <style:style style:name="Tabella5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6.388cm" fo:margin-left="0.021cm" fo:margin-right="1.372cm" table:align="margins" style:shadow="#808080 0.18cm 0.18cm" fo:keep-with-next="always" style:may-break-between-rows="false"/>
    </style:style>
    <style:style style:name="Tabella6.A" style:family="table-column">
      <style:table-column-properties style:column-width="2.94cm" style:rel-column-width="11760*"/>
    </style:style>
    <style:style style:name="Tabella6.B" style:family="table-column">
      <style:table-column-properties style:column-width="2.669cm" style:rel-column-width="10671*"/>
    </style:style>
    <style:style style:name="Tabella6.C" style:family="table-column">
      <style:table-column-properties style:column-width="2.531cm" style:rel-column-width="10119*"/>
    </style:style>
    <style:style style:name="Tabella6.D" style:family="table-column">
      <style:table-column-properties style:column-width="2.26cm" style:rel-column-width="9038*"/>
    </style:style>
    <style:style style:name="Tabella6.E" style:family="table-column">
      <style:table-column-properties style:column-width="2.72cm" style:rel-column-width="10880*"/>
    </style:style>
    <style:style style:name="Tabella6.F" style:family="table-column">
      <style:table-column-properties style:column-width="3.268cm" style:rel-column-width="13067*"/>
    </style:style>
    <style:style style:name="Tabella6.1" style:family="table-row">
      <style:table-row-properties fo:keep-together="always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F2" style:family="table-cell">
      <style:table-cell-properties fo:background-color="#ff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17.881cm" style:type="right"/>
        </style:tab-stops>
      </style:paragraph-properties>
      <style:text-properties style:font-name="Nimbus Sans L1" fo:font-size="8pt" fo:font-style="normal" style:font-size-asian="8pt" style:font-style-asian="normal" style:font-size-complex="8pt" style:font-style-complex="normal"/>
    </style:style>
    <style:style style:name="P2" style:family="paragraph" style:parent-style-name="Standard">
      <style:text-properties style:font-name="Nimbus Sans L1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Nimbus Sans L1" fo:font-size="10pt" fo:font-style="normal" style:font-size-asian="10pt" style:font-style-asian="normal" style:font-size-complex="10pt" style:font-style-complex="normal"/>
    </style:style>
    <style:style style:name="P4" style:family="paragraph" style:parent-style-name="Standard">
      <style:text-properties style:font-name="Nimbus Sans L1" fo:font-size="10pt" fo:font-style="italic" style:text-underline-style="none" style:font-size-asian="10pt" style:font-style-asian="italic" style:font-size-complex="10pt" style:font-style-complex="italic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Footer">
      <style:text-properties style:font-name="Andale Sans" fo:font-size="10pt" style:font-size-asian="10pt" style:font-size-complex="10pt"/>
    </style:style>
    <style:style style:name="P7" style:family="paragraph" style:parent-style-name="report_5f_summary">
      <style:paragraph-properties fo:text-align="end" style:justify-single-word="false"/>
    </style:style>
    <style:style style:name="P8" style:family="paragraph" style:parent-style-name="report_5f_summary">
      <style:paragraph-properties fo:text-align="center" style:justify-single-word="false"/>
    </style:style>
    <style:style style:name="P9" style:family="paragraph" style:parent-style-name="Text_20_body">
      <style:text-properties style:font-name="Times New Roman" fo:font-size="10pt" style:font-size-asian="10pt" style:font-size-complex="10pt"/>
    </style:style>
    <style:style style:name="P10" style:family="paragraph" style:parent-style-name="report_5f_data">
      <style:paragraph-properties fo:text-align="end" style:justify-single-word="false"/>
    </style:style>
    <style:style style:name="P11" style:family="paragraph" style:parent-style-name="report_5f_data">
      <style:paragraph-properties fo:text-align="center" style:justify-single-word="false"/>
    </style:style>
    <style:style style:name="P12" style:family="paragraph" style:parent-style-name="report_5f_data">
      <style:paragraph-properties fo:text-align="start" style:justify-single-word="false"/>
    </style:style>
    <style:style style:name="P13" style:family="paragraph" style:parent-style-name="Standard">
      <style:paragraph-properties fo:margin-left="2.935cm" fo:margin-right="0.028cm" fo:text-indent="-2.889cm" style:auto-text-indent="false">
        <style:tab-stops/>
      </style:paragraph-properties>
      <style:text-properties style:font-name="Nimbus Sans L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4" style:family="paragraph" style:parent-style-name="Standard">
      <style:paragraph-properties fo:margin-left="2.935cm" fo:margin-right="0.028cm" fo:text-indent="-2.889cm" style:auto-text-indent="false">
        <style:tab-stops/>
      </style:paragraph-properties>
    </style:style>
    <style:style style:name="P15" style:family="paragraph" style:parent-style-name="Standard" style:master-page-name="">
      <style:paragraph-properties fo:keep-together="always" style:page-number="auto" fo:keep-with-next="always"/>
      <style:text-properties style:font-name="Nimbus Sans L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6" style:family="paragraph" style:parent-style-name="Standard">
      <style:paragraph-properties fo:margin-left="2.935cm" fo:margin-right="0cm" fo:text-indent="-2.889cm" style:auto-text-indent="false">
        <style:tab-stops/>
      </style:paragraph-properties>
      <style:text-properties style:font-name="Andale Sans"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1.221cm" fo:text-align="end" style:justify-single-word="false" fo:text-indent="0cm" style:auto-text-indent="false"/>
    </style:style>
    <style:style style:name="P18" style:family="paragraph" style:parent-style-name="Text_20_body" style:master-page-name="">
      <style:paragraph-properties fo:margin-left="0cm" fo:margin-right="0.96cm" fo:text-align="center" style:justify-single-word="false" fo:keep-together="always" fo:text-indent="0cm" style:auto-text-indent="false" style:page-number="auto" fo:keep-with-next="always"/>
      <style:text-properties style:font-name="Nimbus Sans L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report_5f_summary_5f_title">
      <style:paragraph-properties fo:margin-left="-0.005cm" fo:margin-right="-0.005cm" fo:text-indent="-0.046cm" style:auto-text-indent="false">
        <style:tab-stops/>
      </style:paragraph-properties>
      <style:text-properties style:font-name="Nimbus Sans L1" fo:font-size="8pt" fo:font-weight="bold" style:font-size-asian="8pt" style:font-weight-asian="bold" style:font-size-complex="8pt" style:font-weight-complex="bold"/>
    </style:style>
    <style:style style:name="P20" style:family="paragraph" style:parent-style-name="report_5f_summary_5f_title">
      <style:text-properties style:font-name="Nimbus Sans L1"/>
    </style:style>
    <style:style style:name="P21" style:family="paragraph" style:parent-style-name="report_5f_summary_5f_title">
      <style:text-properties style:font-name="Nimbus Sans L1" fo:font-size="8pt" fo:font-weight="bold" style:font-size-asian="8pt" style:font-weight-asian="bold" style:font-size-complex="8pt" style:font-weight-complex="bold"/>
    </style:style>
    <style:style style:name="P22" style:family="paragraph" style:parent-style-name="report_5f_data">
      <style:paragraph-properties fo:margin-left="-0.011cm" fo:margin-right="0.078cm" fo:text-align="end" style:justify-single-word="false" fo:text-indent="0cm" style:auto-text-indent="false"/>
    </style:style>
    <style:style style:name="P23" style:family="paragraph" style:parent-style-name="report_5f_data">
      <style:paragraph-properties fo:margin-left="-0.011cm" fo:margin-right="0.078cm" fo:text-align="end" style:justify-single-word="false" fo:text-indent="0cm" style:auto-text-indent="false">
        <style:tab-stops>
          <style:tab-stop style:position="0cm"/>
          <style:tab-stop style:position="0.333cm"/>
        </style:tab-stops>
      </style:paragraph-properties>
    </style:style>
    <style:style style:name="P24" style:family="paragraph" style:parent-style-name="report_5f_data">
      <style:paragraph-properties fo:margin-left="-0.011cm" fo:margin-right="0.078cm" fo:text-align="end" style:justify-single-word="false" fo:text-indent="0cm" style:auto-text-indent="false">
        <style:tab-stops>
          <style:tab-stop style:position="0.333cm"/>
        </style:tab-stops>
      </style:paragraph-properties>
    </style:style>
    <style:style style:name="P25" style:family="paragraph" style:parent-style-name="report_5f_summary">
      <style:paragraph-properties fo:margin-left="0.078cm" fo:margin-right="-0.011cm" fo:text-indent="0cm" style:auto-text-indent="false">
        <style:tab-stops>
          <style:tab-stop style:position="2.646cm"/>
        </style:tab-stops>
      </style:paragraph-properties>
    </style:style>
    <style:style style:name="P26" style:family="paragraph" style:parent-style-name="report_5f_data_5f_title">
      <style:text-properties style:font-name="Nimbus Sans L1"/>
    </style:style>
    <style:style style:name="P27" style:family="paragraph" style:parent-style-name="Standard">
      <style:paragraph-properties fo:margin-left="2.618cm" fo:margin-right="5.495cm" fo:text-indent="-2.618cm" style:auto-text-indent="false">
        <style:tab-stops>
          <style:tab-stop style:position="0.333cm"/>
          <style:tab-stop style:position="2.646cm"/>
        </style:tab-stops>
      </style:paragraph-properties>
      <style:text-properties style:font-name="Nimbus Sans L1" fo:font-size="10pt" style:font-size-asian="10pt" style:font-size-complex="10pt"/>
    </style:style>
    <style:style style:name="P28" style:family="paragraph" style:parent-style-name="Standard">
      <style:paragraph-properties fo:margin-left="2.646cm" fo:margin-right="5.495cm" fo:text-indent="-2.618cm" style:auto-text-indent="false">
        <style:tab-stops>
          <style:tab-stop style:position="0.333cm"/>
          <style:tab-stop style:position="2.646cm"/>
        </style:tab-stops>
      </style:paragraph-properties>
      <style:text-properties style:font-name="Nimbus Sans L1" fo:font-size="10pt" style:font-size-asian="10pt" style:font-size-complex="10pt"/>
    </style:style>
    <style:style style:name="P29" style:family="paragraph" style:parent-style-name="Standard">
      <style:paragraph-properties fo:margin-left="2.588cm" fo:margin-right="5.495cm" fo:text-indent="-2.588cm" style:auto-text-indent="false">
        <style:tab-stops>
          <style:tab-stop style:position="0.333cm"/>
          <style:tab-stop style:position="2.646cm"/>
        </style:tab-stops>
      </style:paragraph-properties>
      <style:text-properties style:font-name="Nimbus Sans L1" fo:font-size="10pt" style:font-size-asian="10pt" style:font-size-complex="10pt"/>
    </style:style>
    <style:style style:name="P30" style:family="paragraph" style:parent-style-name="Standard">
      <style:paragraph-properties fo:margin-left="2.549cm" fo:margin-right="0.106cm" fo:text-align="start" style:justify-single-word="false" fo:text-indent="-2.355cm" style:auto-text-indent="false">
        <style:tab-stops>
          <style:tab-stop style:position="-0.058cm"/>
          <style:tab-stop style:position="16.69cm"/>
        </style:tab-stops>
      </style:paragraph-properties>
    </style:style>
    <style:style style:name="P31" style:family="paragraph" style:parent-style-name="Standard" style:list-style-name="L1">
      <style:paragraph-properties>
        <style:tab-stops>
          <style:tab-stop style:position="3.373cm" style:leader-style="dotted" style:leader-text="."/>
        </style:tab-stops>
      </style:paragraph-properties>
    </style:style>
    <style:style style:name="T1" style:family="text">
      <style:text-properties style:font-name="Bitstream Vera Sans"/>
    </style:style>
    <style:style style:name="T2" style:family="text">
      <style:text-properties style:font-name="Bitstream Vera Sans" fo:font-weight="normal" style:font-weight-asian="normal" style:font-weight-complex="normal"/>
    </style:style>
    <style:style style:name="T3" style:family="text">
      <style:text-properties style:font-name="Bitstream Vera Sans" fo:font-style="italic" style:font-style-asian="italic" style:font-style-complex="italic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Nimbus Sans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style:font-name="Andale Sans" fo:font-size="10pt" fo:font-weight="normal" style:font-size-asian="10pt" style:font-weight-asian="normal" style:font-size-complex="10pt" style:font-weight-complex="normal"/>
    </style:style>
    <style:style style:name="T12" style:family="text">
      <style:text-properties style:font-name="Andale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color="#00ae00" style:font-name="Standard Symbols L" fo:font-size="10pt" fo:font-weight="bold" style:font-name-asian="Standard Symbols L" style:font-size-asian="10pt" style:font-weight-asian="bold" style:font-name-complex="Standard Symbols L" style:font-size-complex="10pt" style:font-weight-complex="bold"/>
    </style:style>
    <style:style style:name="T14" style:family="text">
      <style:text-properties style:font-name="Nimbus Sans 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>
        <style:background-image/>
      </style:graphic-properties>
    </style:style>
    <style:style style:name="Sect1" style:family="section">
      <style:section-properties text:dont-balance-text-columns="false" fo:margin-left="0.014cm" fo:margin-right="0.095cm" style:editable="false">
        <style:columns fo:column-count="2">
          <style:column style:rel-width="5861*" fo:start-indent="0cm" fo:end-indent="0.355cm"/>
          <style:column style:rel-width="3471*" fo:start-indent="0.355cm" fo:end-indent="0cm"/>
        </style:columns>
      </style:section-properties>
    </style:style>
    <style:style style:name="Sect2" style:family="section">
      <style:section-properties fo:margin-left="0.014cm" fo:margin-right="0.026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min-label-width="0.49cm"/>
        <style:text-properties style:font-name="StarSymbol1"/>
      </text:list-level-style-bullet>
      <text:list-level-style-bullet text:level="2" text:style-name="Bullet_20_Symbols" text:bullet-char="–">
        <style:list-level-properties text:space-before="0.494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0.988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482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1.976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2.469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2.963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3.457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3.951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4.44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7" table:style-name="Tabella7">
        <table:table-column table:style-name="Tabella7.A"/>
        <table:table-row>
          <table:table-cell table:style-name="Tabella7.A1" office:value-type="string">
            <text:p text:style-name="P30"><text:span text:style-name="T14">Project</text:span><text:span text:style-name="T10">: </text:span><text:span text:style-name="Ruby_20_Value">data[:report_title]</text:span></text:p>
          </table:table-cell>
        </table:table-row>
      </table:table>
      <text:p text:style-name="P13"><draw:frame draw:style-name="fr1" draw:name="Cornice1" text:anchor-type="paragraph" svg:x="12.868cm" svg:y="0.37cm" svg:width="4.754cm" svg:height="2.33cm" draw:z-index="0"><draw:text-box><text:list xml:id="list1961323580" text:style-name="L1"><text:list-item><text:p text:style-name="P31"><text:span text:style-name="T11">In produzione?<text:tab/></text:span><text:span text:style-name="Ruby_20_Code">if options.has_gone_gold</text:span><text:span text:style-name="T11"> </text:span><text:span text:style-name="T13"></text:span><text:span text:style-name="T11"> </text:span><text:span text:style-name="Ruby_20_Code">end</text:span></text:p></text:list-item><text:list-item><text:p text:style-name="P31"><text:span text:style-name="T11">Chiuso?<text:tab/></text:span><text:span text:style-name="Ruby_20_Code">if options.is_closed</text:span><text:span text:style-name="T11"> </text:span><text:span text:style-name="T13"></text:span><text:span text:style-name="T11"> </text:span><text:span text:style-name="Ruby_20_Code">end</text:span></text:p></text:list-item><text:list-item><text:p text:style-name="P31"><text:span text:style-name="T11">Fattura emessa?<text:tab/></text:span><text:span text:style-name="Ruby_20_Code">if options.has_been_invoiced</text:span><text:span text:style-name="T11"> </text:span><text:span text:style-name="T13"></text:span><text:span text:style-name="T11"> </text:span><text:span text:style-name="Ruby_20_Code">end</text:span></text:p></text:list-item><text:list-item><text:p text:style-name="P31"><text:span text:style-name="T11">Demo?<text:tab/></text:span><text:span text:style-name="Ruby_20_Code">if options.is_a_demo</text:span><text:span text:style-name="T11"> </text:span><text:span text:style-name="T13"></text:span><text:span text:style-name="T11"> </text:span><text:span text:style-name="Ruby_20_Code">end</text:span></text:p></text:list-item></text:list></draw:text-box></draw:frame></text:p>
      <text:p text:style-name="P28"><text:span text:style-name="T7">Description:</text:span><text:tab/><text:span text:style-name="Ruby_20_Value">options.description</text:span></text:p>
      <text:p text:style-name="P27"><text:span text:style-name="T7">Firm:</text:span><text:tab/><text:span text:style-name="Ruby_20_Value">options.firm</text:span></text:p>
      <text:p text:style-name="P27"><text:span text:style-name="T7">Partner:</text:span><text:tab/><text:span text:style-name="Ruby_20_Value">options.partner</text:span></text:p>
      <text:p text:style-name="P27"><text:span text:style-name="T7">Committer:</text:span><text:tab/><text:span text:style-name="Ruby_20_Value">options.committer</text:span></text:p>
      <text:p text:style-name="P29"><text:span text:style-name="T7">Team:</text:span><text:tab/><text:span text:style-name="Ruby_20_Value">options.team_group</text:span></text:p>
      <text:p text:style-name="P2"><text:span text:style-name="T8">Active period</text:span><text:span text:style-name="T7">:</text:span><text:tab/><text:span text:style-name="Ruby_20_Value">options.date_start</text:span><text:span text:style-name="T5"> … </text:span><text:span text:style-name="Ruby_20_Value">options.date_end</text:span></text:p>
      <text:p text:style-name="P2"><text:span text:style-name="T7">Esteemed cost:</text:span><text:tab/><text:span text:style-name="Ruby_20_Value">options.esteemed_price</text:span></text:p>
      <text:p text:style-name="P2"><text:span text:style-name="Ruby_20_Value"/></text:p>
      <text:section text:style-name="Sect1" text:name="Sezione1"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column table:style-name="Tabella1.D"/>
          <table:table-column table:style-name="Tabella1.E"/>
          <table:table-column table:style-name="Tabella1.F"/>
          <table:table-header-rows>
            <table:table-row table:style-name="Tabella1.1">
              <table:table-cell table:style-name="Tabella1.A1" office:value-type="string">
                <text:p text:style-name="P19">Resource</text:p>
              </table:table-cell>
              <table:table-cell table:style-name="Tabella1.A1" office:value-type="string">
                <text:p text:style-name="P21">Hourly std. cost (€)</text:p>
              </table:table-cell>
              <table:table-cell table:style-name="Tabella1.A1" office:value-type="string">
                <text:p text:style-name="P21">Hourly commute cost (€)</text:p>
              </table:table-cell>
              <table:table-cell table:style-name="Tabella1.A1" office:value-type="string">
                <text:p text:style-name="P21">Mileage cost (€)</text:p>
              </table:table-cell>
              <table:table-cell table:style-name="Tabella1.A1" office:value-type="string">
                <text:p text:style-name="P21">Fixed daily wage</text:p>
              </table:table-cell>
              <table:table-cell table:style-name="Tabella1.F1" office:value-type="string">
                <text:p text:style-name="P21">% on invoice.</text:p>
              </table:table-cell>
            </table:table-row>
          </table:table-header-rows>
          <table:table-row>
            <table:table-cell table:style-name="Tabella1.A4" table:number-columns-spanned="6" office:value-type="string">
              <text:p text:style-name="report_5f_summary"><text:span text:style-name="Ruby_20_Code">data[:cost_summary].each do |r|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3" office:value-type="string">
              <text:p text:style-name="P25"><text:span text:style-name="Ruby_20_Value">r.resource</text:span></text:p>
            </table:table-cell>
            <table:table-cell table:style-name="Tabella1.B3" office:value-type="string">
              <text:p text:style-name="P7"><text:span text:style-name="Ruby_20_Value">r.cost_std_hour</text:span></text:p>
            </table:table-cell>
            <table:table-cell table:style-name="Tabella1.C3" office:value-type="string">
              <text:p text:style-name="P7"><text:span text:style-name="Ruby_20_Value">r.cost_ext_hour</text:span></text:p>
            </table:table-cell>
            <table:table-cell table:style-name="Tabella1.D3" office:value-type="string">
              <text:p text:style-name="P7"><text:span text:style-name="Ruby_20_Value">r.cost_km</text:span></text:p>
            </table:table-cell>
            <table:table-cell table:style-name="Tabella1.E3" office:value-type="string">
              <text:p text:style-name="P7"><text:span text:style-name="Ruby_20_Value"/></text:p>
            </table:table-cell>
            <table:table-cell table:style-name="Tabella1.F3" office:value-type="string">
              <text:p text:style-name="P7"><text:span text:style-name="Ruby_20_Value"/></text:p>
            </table:table-cell>
          </table:table-row>
          <table:table-row>
            <table:table-cell table:style-name="Tabella1.A4" table:number-columns-spanned="6" office:value-type="string">
              <text:p text:style-name="report_5f_summary"><text:span text:style-name="Ruby_20_Code">end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9"/>
        <table:table table:name="Tabella2" table:style-name="Tabella2">
          <table:table-column table:style-name="Tabella2.A"/>
          <table:table-column table:style-name="Tabella2.B"/>
          <table:table-header-rows>
            <table:table-row>
              <table:table-cell table:style-name="Tabella2.A1" office:value-type="string">
                <text:p text:style-name="P20">Code</text:p>
              </table:table-cell>
              <table:table-cell table:style-name="Tabella2.B1" office:value-type="string">
                <text:p text:style-name="P20">Description</text:p>
              </table:table-cell>
            </table:table-row>
          </table:table-header-rows>
          <table:table-row>
            <table:table-cell table:style-name="Tabella2.A4" table:number-columns-spanned="2" office:value-type="string">
              <text:p text:style-name="report_5f_summary"><text:span text:style-name="Ruby_20_Code">data[:entry_types_table].each do |r|</text:span></text:p>
            </table:table-cell>
            <table:covered-table-cell/>
          </table:table-row>
          <table:table-row>
            <table:table-cell table:style-name="Tabella2.A3" office:value-type="string">
              <text:p text:style-name="P8"><text:span text:style-name="Ruby_20_Value">r.code</text:span></text:p>
            </table:table-cell>
            <table:table-cell table:style-name="Tabella2.B3" office:value-type="string">
              <text:p text:style-name="report_5f_summary"><text:span text:style-name="Ruby_20_Value">r.description</text:span></text:p>
            </table:table-cell>
          </table:table-row>
          <table:table-row>
            <table:table-cell table:style-name="Tabella2.A4" table:number-columns-spanned="2" office:value-type="string">
              <text:p text:style-name="report_5f_summary"><text:span text:style-name="Ruby_20_Code">end</text:span></text:p>
            </table:table-cell>
            <table:covered-table-cell/>
          </table:table-row>
        </table:table>
        <text:p text:style-name="P9"/>
        <text:section text:style-name="Sect2" text:name="Sezione2">
          <text:p text:style-name="P16"><text:span text:style-name="Ruby_20_Code">if options.date_from || options.date_to</text:span></text:p>
          <text:p text:style-name="P4"/>
          <text:p text:style-name="P3"><text:span text:style-name="T9">Data filtered in between: <text:s/></text:span><text:span text:style-name="Ruby_20_Value">options.date_from</text:span><text:span text:style-name="T7"> … </text:span><text:span text:style-name="Ruby_20_Value">options.date_to</text:span></text:p>
          <text:p text:style-name="P5"><text:span text:style-name="Ruby_20_Value"><text:span text:style-name="T9"/></text:span></text:p>
          <text:p text:style-name="P14"><text:span text:style-name="Ruby_20_Code">end</text:span></text:p>
          <text:p text:style-name="Text_20_body"><text:span text:style-name="Ruby_20_Code">data[:data_grouping].each {|n, grp|</text:span></text:p>
          <text:p text:style-name="P15">Resource «<text:span text:style-name="Ruby_20_Value">n</text:span>»:</text:p>
          <table:table table:name="Tabella3" table:style-name="Tabella3">
            <table:table-column table:style-name="Tabella3.A"/>
            <table:table-column table:style-name="Tabella3.B"/>
            <table:table-column table:style-name="Tabella3.C"/>
            <table:table-column table:style-name="Tabella3.D"/>
            <table:table-column table:style-name="Tabella3.E"/>
            <table:table-column table:style-name="Tabella3.F"/>
            <table:table-column table:style-name="Tabella3.G"/>
            <table:table-column table:style-name="Tabella3.H"/>
            <table:table-column table:style-name="Tabella3.I"/>
            <table:table-header-rows>
              <table:table-row>
                <table:table-cell table:style-name="Tabella3.A1" office:value-type="string">
                  <text:p text:style-name="P26">Date</text:p>
                </table:table-cell>
                <table:table-cell table:style-name="Tabella3.A1" office:value-type="string">
                  <text:p text:style-name="P26">Std. (h)</text:p>
                </table:table-cell>
                <table:table-cell table:style-name="Tabella3.A1" office:value-type="string">
                  <text:p text:style-name="P26">Comm (h)</text:p>
                </table:table-cell>
                <table:table-cell table:style-name="Tabella3.A1" office:value-type="string">
                  <text:p text:style-name="P26">Miles tot.</text:p>
                </table:table-cell>
                <table:table-cell table:style-name="Tabella3.A1" office:value-type="string">
                  <text:p text:style-name="P26">Extra espenses (€)</text:p>
                </table:table-cell>
                <table:table-cell table:style-name="Tabella3.A1" office:value-type="string">
                  <text:p text:style-name="P26">Activity</text:p>
                </table:table-cell>
                <table:table-cell table:style-name="Tabella3.A1" office:value-type="string">
                  <text:p text:style-name="P26">Milestone</text:p>
                </table:table-cell>
                <table:table-cell table:style-name="Tabella3.A1" office:value-type="string">
                  <text:p text:style-name="P26">Description</text:p>
                </table:table-cell>
                <table:table-cell table:style-name="Tabella3.I1" office:value-type="string">
                  <text:p text:style-name="P26">Notes</text:p>
                </table:table-cell>
              </table:table-row>
            </table:table-header-rows>
            <table:table-row>
              <table:table-cell table:style-name="Tabella3.A2" table:number-columns-spanned="9" office:value-type="string">
                <text:p text:style-name="report_5f_data"><text:span text:style-name="Ruby_20_Code">grp.each {|r|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Tabella3.A3" office:value-type="string">
                <text:p text:style-name="P22"><text:span text:style-name="Ruby_20_Value">DateTime.parse(r.date_entry).strftime('%d/%m/%y')</text:span></text:p>
              </table:table-cell>
              <table:table-cell table:style-name="Tabella3.B3" office:value-type="string">
                <text:p text:style-name="P10"><text:span text:style-name="Ruby_20_Value">r.std_hours</text:span></text:p>
              </table:table-cell>
              <table:table-cell table:style-name="Tabella3.C3" office:value-type="string">
                <text:p text:style-name="P10"><text:span text:style-name="Ruby_20_Value">r.ext_hours</text:span></text:p>
              </table:table-cell>
              <table:table-cell table:style-name="Tabella3.D3" office:value-type="string">
                <text:p text:style-name="P10"><text:span text:style-name="Ruby_20_Value">r.km_tot</text:span></text:p>
              </table:table-cell>
              <table:table-cell table:style-name="Tabella3.E3" office:value-type="string">
                <text:p text:style-name="P10"><text:span text:style-name="Ruby_20_Value">r.extra_expenses</text:span></text:p>
              </table:table-cell>
              <table:table-cell table:style-name="Tabella3.F3" office:value-type="string">
                <text:p text:style-name="P11"><text:span text:style-name="Ruby_20_Value">r.entry_type</text:span></text:p>
              </table:table-cell>
              <table:table-cell table:style-name="Tabella3.G3" office:value-type="string">
                <text:p text:style-name="P11"><text:span text:style-name="Ruby_20_Value">r.project_milestone</text:span></text:p>
              </table:table-cell>
              <table:table-cell table:style-name="Tabella3.H3" office:value-type="string">
                <text:p text:style-name="P12"><text:span text:style-name="Ruby_20_Value">r.description</text:span></text:p>
              </table:table-cell>
              <table:table-cell table:style-name="Tabella3.I3" office:value-type="string">
                <text:p text:style-name="P12"><text:span text:style-name="Ruby_20_Value">r.notes</text:span></text:p>
              </table:table-cell>
            </table:table-row>
            <table:table-row>
              <table:table-cell table:style-name="Tabella3.A4" table:number-columns-spanned="9" office:value-type="string">
                <text:p text:style-name="report_5f_data"><text:span text:style-name="Ruby_20_Code">}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>
          <table:table table:name="Tabella4" table:style-name="Tabella4">
            <table:table-column table:style-name="Tabella4.A"/>
            <table:table-column table:style-name="Tabella4.B"/>
            <table:table-column table:style-name="Tabella4.C"/>
            <table:table-column table:style-name="Tabella4.D"/>
            <table:table-column table:style-name="Tabella4.E"/>
            <table:table-row table:style-name="Tabella4.1">
              <table:table-cell table:style-name="Tabella4.A1" table:number-columns-spanned="5" office:value-type="string">
                <text:p text:style-name="report_5f_data"><text:span text:style-name="Ruby_20_Code">data[:subtot_tables_hash][n].each {|r|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Tabella4.1">
              <table:table-cell table:style-name="Tabella4.A2" office:value-type="string">
                <text:p text:style-name="P22"><text:span text:style-name="Ruby_20_Value">r.date_entry</text:span></text:p>
              </table:table-cell>
              <table:table-cell table:style-name="Tabella4.A2" office:value-type="string">
                <text:p text:style-name="P10"><text:span text:style-name="Ruby_20_Value">r.std_hours</text:span></text:p>
              </table:table-cell>
              <table:table-cell table:style-name="Tabella4.A2" office:value-type="string">
                <text:p text:style-name="P10"><text:span text:style-name="Ruby_20_Value">r.ext_hours</text:span></text:p>
              </table:table-cell>
              <table:table-cell table:style-name="Tabella4.A2" office:value-type="string">
                <text:p text:style-name="P10"><text:span text:style-name="Ruby_20_Value">r.km_tot</text:span></text:p>
              </table:table-cell>
              <table:table-cell table:style-name="Tabella4.E2" office:value-type="string">
                <text:p text:style-name="P10"><text:span text:style-name="Ruby_20_Value">r.extra_expenses</text:span></text:p>
              </table:table-cell>
            </table:table-row>
            <table:table-row table:style-name="Tabella4.1">
              <table:table-cell table:style-name="Tabella4.E2" table:number-columns-spanned="5" office:value-type="string">
                <text:p text:style-name="report_5f_data"><text:span text:style-name="Ruby_20_Code">}</text:span></text:p>
              </table:table-cell>
              <table:covered-table-cell/>
              <table:covered-table-cell/>
              <table:covered-table-cell/>
              <table:covered-table-cell/>
            </table:table-row>
          </table:table>
          <text:p text:style-name="P9"/>
          <text:p text:style-name="Text_20_body"><text:span text:style-name="Ruby_20_Code">}</text:span></text:p>
          <text:p text:style-name="P18"><text:soft-page-break/>Partial summary:</text:p>
          <table:table table:name="Tabella5" table:style-name="Tabella5">
            <table:table-column table:style-name="Tabella5.A"/>
            <table:table-column table:style-name="Tabella5.B"/>
            <table:table-column table:style-name="Tabella5.C"/>
            <table:table-column table:style-name="Tabella5.D"/>
            <table:table-column table:style-name="Tabella5.E"/>
            <table:table-column table:style-name="Tabella5.F"/>
            <table:table-header-rows>
              <table:table-row table:style-name="Tabella5.1">
                <table:table-cell table:style-name="Tabella5.A1" office:value-type="string">
                  <text:p text:style-name="P26">Resource</text:p>
                </table:table-cell>
                <table:table-cell table:style-name="Tabella5.A1" office:value-type="string">
                  <text:p text:style-name="P26">Hourly std. cost (€)</text:p>
                </table:table-cell>
                <table:table-cell table:style-name="Tabella5.A1" office:value-type="string">
                  <text:p text:style-name="P26">Hourly commute cost (€)</text:p>
                </table:table-cell>
                <table:table-cell table:style-name="Tabella5.A1" office:value-type="string">
                  <text:p text:style-name="P26">Mileage cost (€)</text:p>
                </table:table-cell>
                <table:table-cell table:style-name="Tabella5.A1" office:value-type="string">
                  <text:p text:style-name="P26">Extra espenses (€)</text:p>
                </table:table-cell>
                <table:table-cell table:style-name="Tabella5.F1" office:value-type="string">
                  <text:p text:style-name="P26">Totals (€)</text:p>
                </table:table-cell>
              </table:table-row>
            </table:table-header-rows>
            <table:table-row table:style-name="Tabella5.1">
              <table:table-cell table:style-name="Tabella5.A2" table:number-columns-spanned="6" office:value-type="string">
                <text:p text:style-name="report_5f_data"><text:span text:style-name="Ruby_20_Code">data[:grandtot_table].each do |r|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ella5.1">
              <table:table-cell table:style-name="Tabella5.A3" office:value-type="string">
                <text:p text:style-name="P24"><text:span text:style-name="Ruby_20_Value">r.human_resource</text:span></text:p>
              </table:table-cell>
              <table:table-cell table:style-name="Tabella5.B3" office:value-type="string">
                <text:p text:style-name="P10"><text:span text:style-name="Ruby_20_Value">r.cost_std_hour</text:span></text:p>
              </table:table-cell>
              <table:table-cell table:style-name="Tabella5.C3" office:value-type="string">
                <text:p text:style-name="P10"><text:span text:style-name="Ruby_20_Value">r.cost_ext_hour</text:span></text:p>
              </table:table-cell>
              <table:table-cell table:style-name="Tabella5.D3" office:value-type="string">
                <text:p text:style-name="P10"><text:span text:style-name="Ruby_20_Value">r.cost_km</text:span></text:p>
              </table:table-cell>
              <table:table-cell table:style-name="Tabella5.E3" office:value-type="string">
                <text:p text:style-name="P10"><text:span text:style-name="Ruby_20_Value">r.extra_expenses</text:span></text:p>
              </table:table-cell>
              <table:table-cell table:style-name="Tabella5.F3" office:value-type="string">
                <text:p text:style-name="P10"><text:span text:style-name="Ruby_20_Value">r.totals</text:span></text:p>
              </table:table-cell>
            </table:table-row>
            <table:table-row table:style-name="Tabella5.1">
              <table:table-cell table:style-name="Tabella5.A4" table:number-columns-spanned="6" office:value-type="string">
                <text:p text:style-name="report_5f_data"><text:span text:style-name="Ruby_20_Code">end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>
          <table:table table:name="Tabella6" table:style-name="Tabella6">
            <table:table-column table:style-name="Tabella6.A"/>
            <table:table-column table:style-name="Tabella6.B"/>
            <table:table-column table:style-name="Tabella6.C"/>
            <table:table-column table:style-name="Tabella6.D"/>
            <table:table-column table:style-name="Tabella6.E"/>
            <table:table-column table:style-name="Tabella6.F"/>
            <table:table-row table:style-name="Tabella6.1">
              <table:table-cell table:style-name="Tabella6.A1" table:number-columns-spanned="6" office:value-type="string">
                <text:p text:style-name="report_5f_data"><text:span text:style-name="Ruby_20_Code">data[:grandtot_sums].each do |r|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ella6.1">
              <table:table-cell table:style-name="Tabella6.A2" office:value-type="string">
                <text:p text:style-name="P23"><text:span text:style-name="Ruby_20_Value">r.human_resource</text:span></text:p>
              </table:table-cell>
              <table:table-cell table:style-name="Tabella6.A2" office:value-type="string">
                <text:p text:style-name="P10"><text:span text:style-name="Ruby_20_Value">r.cost_std_hour</text:span></text:p>
              </table:table-cell>
              <table:table-cell table:style-name="Tabella6.A2" office:value-type="string">
                <text:p text:style-name="P10"><text:span text:style-name="Ruby_20_Value">r.cost_ext_hour</text:span></text:p>
              </table:table-cell>
              <table:table-cell table:style-name="Tabella6.A2" office:value-type="string">
                <text:p text:style-name="P10"><text:span text:style-name="Ruby_20_Value">r.cost_km</text:span></text:p>
              </table:table-cell>
              <table:table-cell table:style-name="Tabella6.A2" office:value-type="string">
                <text:p text:style-name="P10"><text:span text:style-name="Ruby_20_Value">r.extra_expenses</text:span></text:p>
              </table:table-cell>
              <table:table-cell table:style-name="Tabella6.F2" office:value-type="string">
                <text:p text:style-name="P10"><text:span text:style-name="Ruby_20_Value">r.totals</text:span></text:p>
              </table:table-cell>
            </table:table-row>
            <table:table-row table:style-name="Tabella6.1">
              <table:table-cell table:style-name="Tabella6.A3" table:number-columns-spanned="6" office:value-type="string">
                <text:p text:style-name="report_5f_data"><text:span text:style-name="Ruby_20_Code">end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>
          <text:p text:style-name="P17"><text:span text:style-name="T6">Project rows total cost:</text:span> <text:span text:style-name="Ruby_20_Value">data[:grandtot_sums][(data[:grandtot_sums].length-1)][:totals]</text:span> <text:span text:style-name="T12">€</text:span>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1" svg:font-family="StarSymbol" style:font-charset="x-symbol"/>
    <style:font-face style:name="Standard Symbols L" svg:font-family="'Standard Symbols L'" style:font-pitch="variable" style:font-charset="x-symbol"/>
    <style:font-face style:name="Helvetica" svg:font-family="Helvetica"/>
    <style:font-face style:name="StarSymbol" svg:font-family="StarSymbol"/>
    <style:font-face style:name="Times" svg:font-family="Times"/>
    <style:font-face style:name="Courier 10 Pitch" svg:font-family="'Courier 10 Pitch'" style:font-adornments="Regular" style:font-pitch="fixed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ndale Sans" svg:font-family="'Andale Sans'" style:font-family-generic="swiss" style:font-pitch="variable"/>
    <style:font-face style:name="Bitstream Vera Sans" svg:font-family="'Bitstream Vera Sans'" style:font-family-generic="swiss" style:font-pitch="variable"/>
    <style:font-face style:name="Nimbus Sans L1" svg:font-family="'Nimbus Sans L'" style:font-family-generic="swiss" style:font-pitch="variable"/>
    <style:font-face style:name="Nimbus Sans L" svg:font-family="'Nimbus Sans L'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n" fo:country="AU" style:letter-kerning="true" style:font-name-asian="DejaVu Sans" style:font-size-asian="10.5pt" style:language-asian="it" style:country-asian="IT" style:font-name-complex="DejaVu Sans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>
        <style:tab-stops>
          <style:tab-stop style:position="0.333cm"/>
          <style:tab-stop style:position="2.646cm"/>
        </style:tab-stops>
      </style:paragraph-properties>
      <style:text-properties style:font-name="Nimbus Sans L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report_5f_summary_5f_title" style:display-name="report_summary_title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Thorndale AMT" fo:font-size="8pt" fo:font-weight="bold" style:font-size-asian="8pt" style:font-weight-asian="bold" style:font-size-complex="8pt" style:font-weight-complex="bold"/>
    </style:style>
    <style:style style:name="report_5f_data_5f_title" style:display-name="report_data_title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Andale Sans" fo:font-size="8pt" fo:font-style="italic" fo:font-weight="bold" style:font-size-asian="9pt" style:font-style-asian="italic" style:font-weight-asian="normal" style:font-size-complex="9pt" style:font-style-complex="italic" style:font-weight-complex="normal"/>
    </style:style>
    <style:style style:name="report_5f_data" style:display-name="report_data" style:family="paragraph" style:parent-style-name="Text_20_body">
      <style:paragraph-properties fo:margin-top="0cm" fo:margin-bottom="0cm" style:contextual-spacing="false"/>
      <style:text-properties style:font-name="Andale Sans" fo:font-size="8pt" style:font-size-asian="9pt" style:font-size-complex="9pt"/>
    </style:style>
    <style:style style:name="report_5f_summary" style:display-name="report_summary" style:family="paragraph" style:parent-style-name="Text_20_body" style:master-page-name="">
      <style:paragraph-properties fo:margin-top="0cm" fo:margin-bottom="0cm" style:contextual-spacing="false" style:page-number="auto"/>
      <style:text-properties style:font-name="Thorndale AMT" fo:font-size="8pt" style:font-size-asian="8pt" style:font-size-complex="8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Definition" style:family="text"/>
    <style:style style:name="Ruby_20_Code" style:display-name="Ruby Code" style:family="text">
      <style:text-properties style:use-window-font-color="true" style:font-name="Courier 10 Pitch" fo:font-size="10pt" fo:font-weight="normal" fo:background-color="#ff8080" style:font-size-asian="10pt" style:font-weight-asian="normal" style:font-size-complex="10pt" style:font-weight-complex="normal"/>
    </style:style>
    <style:style style:name="Ruby_20_Value" style:display-name="Ruby Value" style:family="text" style:parent-style-name="Ruby_20_Code">
      <style:text-properties style:font-name="Courier 10 Pitch" fo:background-color="#ccffff" style:font-size-asian="10.5pt"/>
    </style:style>
    <style:style style:name="Ruby_20_Literal" style:display-name="Ruby Literal" style:family="text" style:parent-style-name="Ruby_20_Code">
      <style:text-properties fo:background-color="#ffff99"/>
    </style:style>
    <style:style style:name="Ruby_20_Block" style:display-name="Ruby Block" style:family="text" style:parent-style-name="Ruby_20_Literal">
      <style:text-properties fo:background-color="#99ccff"/>
    </style:style>
    <style:style style:name="Bold" style:family="text">
      <style:text-properties fo:font-weight="bold" style:font-size-asian="10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>
        <style:tab-stops>
          <style:tab-stop style:position="17.881cm" style:type="right"/>
        </style:tab-stops>
      </style:paragraph-properties>
      <style:text-properties style:font-name="Nimbus Sans L1" fo:font-size="8pt" fo:font-style="normal" style:font-size-asian="8pt" style:font-style-asian="normal" style:font-size-complex="8pt" style:font-style-complex="normal"/>
    </style:style>
    <style:style style:name="MP2" style:family="paragraph" style:parent-style-name="Footer">
      <style:text-properties style:font-name="Andale Sans" fo:font-size="10pt" style:font-size-asian="10pt" style:font-size-complex="10pt"/>
    </style:style>
    <style:style style:name="MT1" style:family="text">
      <style:text-properties style:font-name="Bitstream Vera Sans"/>
    </style:style>
    <style:style style:name="MT2" style:family="text"/>
    <style:style style:name="MT3" style:family="text">
      <style:text-properties style:font-name="Bitstream Vera Sans" fo:font-weight="normal" style:font-weight-asian="normal" style:font-weight-complex="normal"/>
    </style:style>
    <style:style style:name="MT4" style:family="text">
      <style:text-properties style:font-name="Bitstream Vera Sans" fo:font-style="italic" style:font-style-asian="italic" style:font-style-complex="italic"/>
    </style:style>
    <style:style style:name="MT5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="1.499cm" fo:margin-top="1.499cm" fo:margin-bottom="1.499cm" fo:margin-left="1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</text:span><text:span text:style-name="Ruby_20_Value">options.current_datetime</text:span><text:span text:style-name="MT3"><text:tab/>AgeX5</text:span><text:span text:style-name="MT4"> Project Status report form </text:span><text:span text:style-name="MT1">– (p) FASAR Software, 1999-2012</text:span></text:p>
      </style:header>
      <style:footer>
        <text:p text:style-name="MP2"><text:tab/><text:span text:style-name="MT5"><text:file-name text:display="name-and-extension">project_status_en.odt</text:file-name></text:span><text:span text:style-name="MT5"><text:tab/></text:span><text:span text:style-name="MT5"><text:page-number text:select-page="current">2</text:page-number></text:span><text:span text:style-name="MT5">/</text:span><text:span text:style-name="MT5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03</meta:generator>
    <dc:title>Project status</dc:title>
    <meta:initial-creator>david</meta:initial-creator>
    <meta:creation-date>2007-07-22T19:53:30</meta:creation-date>
    <dc:date>2012-09-17T12:22:00</dc:date>
    <dc:language>en-AU</dc:language>
    <meta:editing-cycles>154</meta:editing-cycles>
    <meta:editing-duration>P1DT2H30M13S</meta:editing-duration>
    <dc:creator>Stefano Alloro</dc:creator>
    <meta:document-statistic meta:table-count="7" meta:image-count="0" meta:object-count="0" meta:page-count="2" meta:paragraph-count="89" meta:word-count="190" meta:character-count="1696" meta:non-whitespace-character-count="1596"/>
    <meta:user-defined meta:name="Info 1"/>
    <meta:user-defined meta:name="Info 2"/>
    <meta:user-defined meta:name="Info 3"/>
    <meta:user-defined meta:name="Info 4"/>
  </office:meta>
</office:document-meta>
</file>